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text-properties fo:font-size="11pt" style:text-underline-style="solid" style:text-underline-width="auto" style:text-underline-color="font-color"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list-style-name="L1">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style:style style:name="P6" style:family="paragraph" style:parent-style-name="Standard" style:list-style-name="L1">
      <style:text-properties fo:font-size="11pt" style:font-size-asian="11pt" style:font-size-complex="11pt"/>
    </style:style>
    <style:style style:name="P7" style:family="paragraph" style:parent-style-name="Standard" style:list-style-name="L1">
      <style:text-properties fo:font-size="11pt" style:font-size-asian="11pt" style:font-size-complex="11pt"/>
    </style:style>
    <style:style style:name="P8" style:family="paragraph" style:parent-style-name="Standard" style:list-style-name="L1">
      <style:text-properties fo:font-size="11pt" style:font-size-asian="11pt" style:font-size-complex="11pt"/>
    </style:style>
    <style:style style:name="P9" style:family="paragraph" style:parent-style-name="Standard" style:list-style-name="L1">
      <style:text-properties fo:font-size="11pt" style:font-size-asian="11pt" style:font-size-complex="11pt"/>
    </style:style>
    <style:style style:name="P10" style:family="paragraph" style:parent-style-name="Standard" style:list-style-name="L1">
      <style:text-properties fo:font-size="11pt" style:font-size-asian="11pt" style:font-size-complex="11pt"/>
    </style:style>
    <style:style style:name="P11" style:family="paragraph" style:parent-style-name="Standard" style:list-style-name="L1">
      <style:text-properties fo:font-size="11pt" style:font-size-asian="11pt" style:font-size-complex="11pt"/>
    </style:style>
    <style:style style:name="P12" style:family="paragraph" style:parent-style-name="Standard">
      <style:paragraph-properties fo:break-before="page"/>
      <style:text-properties fo:font-size="11pt" style:font-size-asian="11pt" style:font-size-complex="11pt"/>
    </style:style>
    <style:style style:name="P13" style:family="paragraph">
      <style:paragraph-properties fo:text-align="center"/>
    </style:style>
    <style:style style:name="P14"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style>
    <style:style style:name="gr3" style:family="graphic">
      <style:graphic-properties svg:stroke-width="0cm" draw:marker-start="" draw:marker-start-width="0.55cm" draw:marker-end="Symmetric_20_Arrow" draw:marker-end-width="0.349cm" draw:textarea-horizontal-align="center" draw:textarea-vertical-align="middle" fo:padding-top="0cm" fo:padding-bottom="0cm" fo:padding-left="0cm" fo:padding-right="0cm" style:run-through="foreground"/>
    </style:style>
    <style:style style:name="gr4" style:family="graphic">
      <style:graphic-properties draw:marker-end="Symmetric_20_Arrow" draw:textarea-horizontal-align="center" draw:textarea-vertical-align="middle" style:run-through="foreground"/>
    </style:style>
    <style:style style:name="gr5" style:family="graphic">
      <style:graphic-properties draw:stroke="none" svg:stroke-color="#000000" draw:fill="none" draw:fill-color="#ffffff" fo:min-height="0.529cm" style:run-through="foreground"/>
    </style:style>
    <style:style style:name="gr6" style:family="graphic">
      <style:graphic-properties draw:stroke="none" svg:stroke-color="#000000" draw:fill="solid" draw:fill-color="#ffffff" fo:min-height="0.529cm" style:run-through="foreground"/>
    </style:style>
    <style:style style:name="gr7" style:family="graphic">
      <style:graphic-properties draw:textarea-horizontal-align="center" draw:textarea-vertical-align="middle" style:run-through="foreground"/>
    </style:style>
    <style:style style:name="gr8" style:family="graphic">
      <style:graphic-properties draw:marker-start="Symmetric_20_Arrow"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lissa Weaver – Lift Controller Report</text:p>
      <text:p text:style-name="Standard"/>
      <text:p text:style-name="P2">Structure</text:p>
      <text:p text:style-name="P3"/>
      <text:list text:style-name="L1">
        <text:list-item>
          <text:p text:style-name="P4">PROC delay: this process is from the example program buffer.occ and when called from another process with an int – delay(int) – it delays the running of that process at the point where delay is called by the time period int. <text:s/>I have used this to simulate the time taken for the motor to travel up, down, or to stop, and for the doors to open, close, or stay open for a brief period to allow people to get in and out of the lift.</text:p>
        </text:list-item>
        <text:list-item>
          <text:p text:style-name="P4">PROC keyb.harness: this process is from the website and assigns each possible input to the program to a different char and sends the relevant information for each input to the right channel (either request or go).</text:p>
        </text:list-item>
        <text:list-item>
          <text:p text:style-name="P4">PROC display: this is also from the example program buffer.occ although I have edited it to suit my program. It reads a string of data from the CHAN OF BYTE to.scrn channel and prints it to the terminal.</text:p>
        </text:list-item>
        <text:list-item>
          <text:p text:style-name="P4">PROC requests: this process searches through each floor for a request read onto the request channel (from keyb.harness). <text:s/>The direction that the lift is requested to travel in and the floor where the lift is requested to start from is also sent along the channel. <text:s/>Using this the process it splits any requests received into 2 cases, either up or down, which both work in the same way: a string is output to the terminal indicating that it is aware of the request, the required direction, and the floor where the request was made, and then it reads the relevant data onto the acknowledge channel for communication with another process (liftcontrol).</text:p>
        </text:list-item>
        <text:list-item>
          <text:p text:style-name="P4">PROC request.indicator: this process reads data (the floor the lift needs to go to) from the go channel (put on it by keyb.harness). It reads the floor number onto the going channel for communication with the liftcontrol process, and outputs a message to the terminal indicating that it is aware of the request and the lift is travelling to that floor.</text:p>
        </text:list-item>
        <text:list-item>
          <text:p text:style-name="P4">PROC doorcontrol: this reads data (the floor number where the door action is occurring, and whether the doors are opening or closing) from the doors channel. As with the requests process it splits it into 2 cases: if the doors are opening then it outputs a message to the display process to print to terminal that the doors are opening and which floor they are opening on, and the same applies if the doors are closing (only the message output says that the doors are closing).</text:p>
        </text:list-item>
        <text:list-item>
          <text:p text:style-name="P4">PROC motorcontrol: this reads data (the action of the motor) from the motor channel and splits it into 3 cases: if the action is up then it sends a message to the display process to print that the lift is travelling upwards, if the action is down then the same applies only the message says that the lift is travelling downwards, and if the action is stop then the message says that the lift is stopping. I have called the delay process in this process at each case – so for example if the lift is travelling upwards the process is delayed by a suitable time period to simulate the time taken by the lift to go up to the next floor.</text:p>
        </text:list-item>
        <text:list-item>
          <text:p text:style-name="P4">PROC liftcontrol: this process brings all the other processes I have written together to simulate the lift.</text:p>
        </text:list-item>
      </text:list>
      <text:p text:style-name="P3"/>
      <text:p text:style-name="P3">I have designed the program like this having experimented with different processes <text:s/>because it seemed most logical to have small, simple processes each with a specific purpose (eg doorcontrol controls the doors, motorcontrol controls the motor etc) which could be called from one larger process as many times as needed, rather than having the lift simulations spread out over many processes, since they are called in parallel.</text:p>
      <text:p text:style-name="P12"><draw:g text:anchor-type="paragraph" draw:z-index="0" draw:style-name="gr1"><draw:custom-shape draw:style-name="gr2" svg:width="3.917cm" svg:height="0.821cm" svg:x="6.364cm" svg:y="0.012cm"><text:p text:style-name="P13">keyb.harness</text:p><draw:enhanced-geometry svg:viewBox="0 0 21600 21600" draw:glue-points="10800 0 0 10800 10800 21600 21600 10800" draw:type="flowchart-process" draw:enhanced-path="M 0 0 L 21600 0 21600 21600 0 21600 0 0 Z N"/></draw:custom-shape><draw:custom-shape draw:style-name="gr2" svg:width="3.917cm" svg:height="0.821cm" svg:x="0.226cm" svg:y="2.473cm"><text:p text:style-name="P13">request.indicator</text:p><draw:enhanced-geometry svg:viewBox="0 0 21600 21600" draw:glue-points="10800 0 0 10800 10800 21600 21600 10800" draw:type="flowchart-process" draw:enhanced-path="M 0 0 L 21600 0 21600 21600 0 21600 0 0 Z N"/></draw:custom-shape><draw:custom-shape draw:style-name="gr2" svg:width="3.917cm" svg:height="0.821cm" svg:x="12.714cm" svg:y="2.473cm"><text:p text:style-name="P13">requests</text:p><draw:enhanced-geometry svg:viewBox="0 0 21600 21600" draw:glue-points="10800 0 0 10800 10800 21600 21600 10800" draw:type="flowchart-process" draw:enhanced-path="M 0 0 L 21600 0 21600 21600 0 21600 0 0 Z N"/></draw:custom-shape><draw:custom-shape draw:style-name="gr2" svg:width="3.917cm" svg:height="0.821cm" svg:x="6.364cm" svg:y="4.245cm"><text:p text:style-name="P13">liftcontrol</text:p><draw:enhanced-geometry svg:viewBox="0 0 21600 21600" draw:glue-points="10800 0 0 10800 10800 21600 21600 10800" draw:type="flowchart-process" draw:enhanced-path="M 0 0 L 21600 0 21600 21600 0 21600 0 0 Z N"/></draw:custom-shape><draw:custom-shape draw:style-name="gr2" svg:width="3.37cm" svg:height="0.821cm" svg:x="3.463cm" svg:y="7.182cm"><text:p text:style-name="P13">doorcontrol</text:p><draw:enhanced-geometry svg:viewBox="0 0 21600 21600" draw:glue-points="10800 0 0 10800 10800 21600 21600 10800" draw:type="flowchart-process" draw:enhanced-path="M 0 0 L 21600 0 21600 21600 0 21600 0 0 Z N"/></draw:custom-shape><draw:custom-shape draw:style-name="gr2" svg:width="3.379cm" svg:height="0.821cm" svg:x="9.795cm" svg:y="7.182cm"><text:p text:style-name="P13">motorcontrol</text:p><draw:enhanced-geometry svg:viewBox="0 0 21600 21600" draw:glue-points="10800 0 0 10800 10800 21600 21600 10800" draw:type="flowchart-process" draw:enhanced-path="M 0 0 L 21600 0 21600 21600 0 21600 0 0 Z N"/></draw:custom-shape><draw:custom-shape draw:style-name="gr2" svg:width="3.917cm" svg:height="0.821cm" svg:x="6.364cm" svg:y="11.389cm"><text:p text:style-name="P13">display</text:p><draw:enhanced-geometry svg:viewBox="0 0 21600 21600" draw:glue-points="10800 0 0 10800 10800 21600 21600 10800" draw:type="flowchart-process" draw:enhanced-path="M 0 0 L 21600 0 21600 21600 0 21600 0 0 Z N"/></draw:custom-shape><draw:line draw:style-name="gr3" draw:text-style-name="P13" svg:x1="6.364cm" svg:y1="0.382cm" svg:x2="2.572cm" svg:y2="2.472cm"><text:p/></draw:line><draw:line draw:style-name="gr4" draw:text-style-name="P13" svg:x1="10.28cm" svg:y1="0.382cm" svg:x2="14.46cm" svg:y2="2.472cm"><text:p/></draw:line><draw:line draw:style-name="gr4" draw:text-style-name="P13" svg:x1="14.496cm" svg:y1="3.293cm" svg:x2="10.28cm" svg:y2="4.669cm"><text:p/></draw:line><draw:line draw:style-name="gr4" draw:text-style-name="P13" svg:x1="2.554cm" svg:y1="3.293cm" svg:x2="6.364cm" svg:y2="4.669cm"><text:p/></draw:line><draw:line draw:style-name="gr4" draw:text-style-name="P13" svg:x1="7.352cm" svg:y1="5.066cm" svg:x2="5.024cm" svg:y2="7.183cm"><text:p/></draw:line><draw:line draw:style-name="gr4" draw:text-style-name="P13" svg:x1="9.416cm" svg:y1="5.066cm" svg:x2="11.586cm" svg:y2="7.183cm"><text:p/></draw:line><draw:line draw:style-name="gr4" draw:text-style-name="P13" svg:x1="8.278cm" svg:y1="5.066cm" svg:x2="8.278cm" svg:y2="11.39cm"><text:p/></draw:line><draw:line draw:style-name="gr4" draw:text-style-name="P13" svg:x1="11.824cm" svg:y1="8.002cm" svg:x2="9.284cm" svg:y2="11.389cm"><text:p/></draw:line><draw:line draw:style-name="gr4" draw:text-style-name="P13" svg:x1="5.077cm" svg:y1="8.002cm" svg:x2="7.247cm" svg:y2="11.389cm"><text:p/></draw:line><draw:frame draw:style-name="gr5" draw:text-style-name="P14" svg:width="0.777cm" svg:height="0.53cm" svg:x="4.248cm" svg:y="0.894cm"><draw:text-box><text:p text:style-name="P14"><text:span text:style-name="T1">go</text:span></text:p></draw:text-box></draw:frame><draw:frame draw:style-name="gr5" draw:text-style-name="P14" svg:width="1.641cm" svg:height="0.53cm" svg:x="12.238cm" svg:y="0.912cm"><draw:text-box><text:p text:style-name="P14"><text:span text:style-name="T1">request</text:span></text:p></draw:text-box></draw:frame><draw:frame draw:style-name="gr5" draw:text-style-name="P14" svg:width="2.999cm" svg:height="0.53cm" svg:x="11.85cm" svg:y="4.007cm"><draw:text-box><text:p text:style-name="P14"><text:span text:style-name="T1">acknowledgement</text:span></text:p></draw:text-box></draw:frame><draw:frame draw:style-name="gr5" draw:text-style-name="P14" svg:width="1.641cm" svg:height="0.53cm" svg:x="3.754cm" svg:y="3.901cm"><draw:text-box><text:p text:style-name="P14"><text:span text:style-name="T1">going</text:span></text:p></draw:text-box></draw:frame><draw:frame draw:style-name="gr5" draw:text-style-name="P14" svg:width="1.641cm" svg:height="0.53cm" svg:x="5.024cm" svg:y="5.753cm"><draw:text-box><text:p text:style-name="P14"><text:span text:style-name="T1">doors</text:span></text:p></draw:text-box></draw:frame><draw:frame draw:style-name="gr5" draw:text-style-name="P14" svg:width="1.641cm" svg:height="0.53cm" svg:x="10.651cm" svg:y="5.762cm"><draw:text-box><text:p text:style-name="P14"><text:span text:style-name="T1">motor</text:span></text:p></draw:text-box></draw:frame><draw:frame draw:style-name="gr5" draw:text-style-name="P14" svg:width="1.641cm" svg:height="0.53cm" svg:x="4.653cm" svg:y="9.378cm"><draw:text-box><text:p text:style-name="P14"><text:span text:style-name="T1">to.scrn[0]</text:span></text:p></draw:text-box></draw:frame><draw:frame draw:style-name="gr6" draw:text-style-name="P14" svg:width="1.641cm" svg:height="0.53cm" svg:x="7.511cm" svg:y="6.045cm"><draw:text-box><text:p text:style-name="P14"><text:span text:style-name="T1">to.scrn[4]</text:span></text:p></draw:text-box></draw:frame><draw:line draw:style-name="gr4" draw:text-style-name="P13" svg:x1="2.986cm" svg:y1="11.786cm" svg:x2="6.364cm" svg:y2="11.786cm"><text:p/></draw:line><draw:line draw:style-name="gr7" draw:text-style-name="P13" svg:x1="1.399cm" svg:y1="3.293cm" svg:x2="2.987cm" svg:y2="11.786cm"><text:p/></draw:line><draw:line draw:style-name="gr8" draw:text-style-name="P13" svg:x1="10.28cm" svg:y1="11.786cm" svg:x2="13.658cm" svg:y2="11.786cm"><text:p/></draw:line><draw:line draw:style-name="gr7" draw:text-style-name="P13" svg:x1="15.581cm" svg:y1="3.293cm" svg:x2="13.658cm" svg:y2="11.786cm"><text:p/></draw:line><draw:frame draw:style-name="gr5" draw:text-style-name="P14" svg:width="1.641cm" svg:height="0.53cm" svg:x="10.765cm" svg:y="9.405cm"><draw:text-box><text:p text:style-name="P14"><text:span text:style-name="T1">to.scrn[1]</text:span></text:p></draw:text-box></draw:frame><draw:frame draw:style-name="gr5" draw:text-style-name="P14" svg:width="1.641cm" svg:height="0.53cm" svg:x="11.347cm" svg:y="11.257cm"><draw:text-box><text:p text:style-name="P14"><text:span text:style-name="T1">to.scrn[2]</text:span></text:p></draw:text-box></draw:frame><draw:frame draw:style-name="gr5" draw:text-style-name="P14" svg:width="1.641cm" svg:height="0.53cm" svg:x="3.992cm" svg:y="11.257cm"><draw:text-box><text:p text:style-name="P14"><text:span text:style-name="T1">to.scrn[3]</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above diagram shows all the communicating channels (or at least their variable names) between the processes in my program, excluding de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elissa</meta:initial-creator>
    <meta:creation-date>2009-01-23T00:28:42</meta:creation-date>
    <dc:creator>Melissa</dc:creator>
    <dc:date>2009-01-23T02:59:22</dc:date>
    <meta:editing-cycles>7</meta:editing-cycles>
    <meta:editing-duration>PT2H15M20S</meta:editing-duration>
    <meta:user-defined meta:name="Info 1"/>
    <meta:user-defined meta:name="Info 2"/>
    <meta:user-defined meta:name="Info 3"/>
    <meta:user-defined meta:name="Info 4"/>
    <meta:document-statistic meta:table-count="0" meta:image-count="0" meta:object-count="0" meta:page-count="2" meta:paragraph-count="12" meta:word-count="649" meta:character-count="3678"/>
  </office:meta>
</office:document-meta>
</file>